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7.091cm" fo:margin-left="9.932cm" table:align="left"/>
    </style:style>
    <style:style style:name="Table2.A" style:family="table-column">
      <style:table-column-properties style:column-width="7.091cm"/>
    </style:style>
    <style:style style:name="Table2.A1" style:family="table-cell">
      <style:table-cell-properties fo:padding="0.097cm" fo:border="none"/>
    </style:style>
    <style:style style:name="P1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 fo:padding="0cm" fo:border="none" style:join-border="false"/>
      <style:text-properties fo:font-weight="normal" style:font-weight-asian="normal" style:font-weight-complex="normal"/>
    </style:style>
    <style:style style:name="P4" style:family="paragraph" style:parent-style-name="Standard" style:master-page-name="First_20_Page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text-input text:description="&lt;setLang(user.lang or 'fr_FR')&gt;">&lt;setLang(user.lang or 'fr_FR')&gt;</text:text-input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3"><text:text-input text:description="&lt;o.partner_id.title.name&gt;">&lt;o.partner_id.title.name&gt;</text:text-input> <text:text-input text:description="&lt;o.partner_id.name&gt;">&lt;o.partner_id.name&gt;</text:text-input> <text:text-input text:description="&lt;o.partner_id.firstname&gt;">&lt;o.partner_id.firstname&gt;</text:text-input></text:p>
          </table:table-cell>
        </table:table-row>
        <table:table-row>
          <table:table-cell table:style-name="Table2.A1" office:value-type="string">
            <text:p text:style-name="P3"><text:text-input text:description="&lt;o.partner_id.street&gt;">&lt;o.partner_id.street&gt;</text:text-input></text:p>
          </table:table-cell>
        </table:table-row>
        <table:table-row>
          <table:table-cell table:style-name="Table2.A1" office:value-type="string">
            <text:p text:style-name="P3"><text:text-input text:description="&lt;if test=&quot;o.partner_id.street2&gt;"/><text:text-input text:description="&lt;if test=&quot;o.partner_id.street2&quot;&gt;">&lt;if test="o.partner_id.street2"&gt;</text:text-input></text:p>
          </table:table-cell>
        </table:table-row>
        <table:table-row>
          <table:table-cell table:style-name="Table2.A1" office:value-type="string">
            <text:p text:style-name="P3"><text:text-input text:description="&lt;o.partner_id.street2&gt;">&lt;o.partner_id.street2&gt;</text:text-input></text:p>
          </table:table-cell>
        </table:table-row>
        <table:table-row>
          <table:table-cell table:style-name="Table2.A1" office:value-type="string">
            <text:p text:style-name="P3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P3"><text:text-input text:description="&lt;if test=&quot;o.partner_id.PO_box&quot;&gt;">&lt;if test="o.partner_id.PO_box&gt;</text:text-input></text:p>
          </table:table-cell>
        </table:table-row>
        <table:table-row>
          <table:table-cell table:style-name="Table2.A1" office:value-type="string">
            <text:p text:style-name="P3">BP <text:text-input text:description="&lt;o.partner_id.PO_box&gt;">&lt;o.partner_id.PO_box&gt;</text:text-input></text:p>
          </table:table-cell>
        </table:table-row>
        <table:table-row>
          <table:table-cell table:style-name="Table2.A1" office:value-type="string">
            <text:p text:style-name="P3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P3"><text:text-input text:description="&lt;o.partner_id.zip&gt;">&lt;o.partner_id.zip&gt;</text:text-input> <text:text-input text:description="&lt;o.partner_id.city&gt;">&lt;o.partner_id.city&gt;</text:text-input></text:p>
          </table:table-cell>
        </table:table-row>
      </table:table>
      <text:p text:style-name="Standard"/>
      <text:p text:style-name="P1">Le <text:text-input text:description="&lt;formatLang(o.meeting_id.date,date=True)&gt;">&lt;formatLang(o.meeting_id.date,date=True)&gt;</text:text-input></text:p>
      <text:p text:style-name="P1"/>
      <text:p text:style-name="P1"/>
      <text:p text:style-name="Standard"/>
      <text:p text:style-name="P3"><text:text-input text:description="&lt;o.partner_id.title.name&gt;">&lt;o.partner_id.title.name&gt;</text:text-input></text:p>
      <text:p text:style-name="Standard"/>
      <text:p text:style-name="P3">Veuillez trouver ci-joint copie du courrier que j'ai adressé au <text:text-input text:description="&lt;o.receiver_id.title.name&gt;">&lt;o.receiver_id.title.name&gt;</text:text-input> <text:text-input text:description="&lt;o.receiver_id.name&gt;">&lt;o.receiver_id.name&gt;</text:text-input>.</text:p>
      <text:p text:style-name="P3"/>
      <text:p text:style-name="P1">Je reste à votre disposition pour de plus amples renseignements.</text:p>
      <text:p text:style-name="P1"/>
      <text:p text:style-name="P1">Veuillez agréer, <text:text-input text:description="&lt;o.partner_id.title.name&gt;">&lt;o.partner_id.title.name&gt;</text:text-input>, l'expression de mes meilleurs sentiments.</text:p>
      <text:p text:style-name="P1"/>
      <text:p text:style-name="P2"><text:text-input text:description="&lt;user.signature&gt;">&lt;user.signature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3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1T00:33:35</meta:creation-date>
    <meta:generator>LibreOffice/3.5$Linux_X86_64 LibreOffice_project/350m1$Build-2</meta:generator>
    <dc:date>2014-02-13T17:40:01</dc:date>
    <meta:editing-duration>P1DT17M9S</meta:editing-duration>
    <meta:editing-cycles>149</meta:editing-cycles>
    <dc:creator>L. FRANCOIS</dc:creator>
    <meta:document-statistic meta:table-count="1" meta:image-count="0" meta:object-count="0" meta:page-count="1" meta:paragraph-count="16" meta:word-count="52" meta:character-count="625" meta:non-whitespace-character-count="588"/>
  </office:meta>
</office:document-meta>
</file>